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812ca7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087d37" officeooo:paragraph-rsid="01087d37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088c6c" officeooo:paragraph-rsid="01088c6c" style:font-size-asian="12.6000003814697pt" style:font-weight-asian="normal" style:font-size-complex="14.3999996185303pt" style:font-weight-complex="normal"/>
    </style:style>
    <style:style style:name="T1" style:family="text">
      <style:text-properties officeooo:rsid="0104f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876554180928">
          <table:table-cell table:style-name="Tableau1.A1" table:number-columns-spanned="4" office:value-type="string">
            <text:p text:style-name="P8">Activité <text:span text:style-name="T1">5 : S’entraîner à schématiser</text:span></text:p>
          </table:table-cell>
          <table:covered-table-cell/>
          <table:covered-table-cell/>
          <table:covered-table-cell/>
        </table:table-row>
        <table:table-row table:style-name="TableLine93876608016512">
          <table:table-cell table:style-name="Tableau1.A2" table:number-columns-spanned="2" office:value-type="string">
            <text:p text:style-name="P3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/>
          </table:table-cell>
          <table:covered-table-cell/>
        </table:table-row>
        <table:table-row table:style-name="TableLine93876543642688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25">Plusieurs circuits déjà fait.</text:p>
            <text:p text:style-name="P12">Par groupe : pile, interrupteur, moteur, lampe, 4 fils</text:p>
          </table:table-cell>
          <table:covered-table-cell/>
          <table:covered-table-cell/>
          <table:covered-table-cell/>
        </table:table-row>
        <table:table-row table:style-name="TableLine93876554221104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3876647472032">
          <table:table-cell table:style-name="Tableau1.A6" office:value-type="string">
            <text:p text:style-name="P13">Déroulement</text:p>
          </table:table-cell>
          <table:table-cell table:style-name="Tableau1.B6" table:number-columns-spanned="2" office:value-type="string">
            <text:p text:style-name="P13">Modalité</text:p>
          </table:table-cell>
          <table:covered-table-cell/>
          <table:table-cell table:style-name="Tableau1.D6" office:value-type="string">
            <text:p text:style-name="P13">Temps</text:p>
          </table:table-cell>
        </table:table-row>
        <table:table-row table:style-name="TableLine93876568232048">
          <table:table-cell table:style-name="Tableau1.A7" office:value-type="string">
            <text:p text:style-name="P10"/>
          </table:table-cell>
          <table:table-cell table:style-name="Tableau1.B7" table:number-columns-spanned="2" office:value-type="string">
            <text:p text:style-name="P14"/>
          </table:table-cell>
          <table:covered-table-cell/>
          <table:table-cell table:style-name="Tableau1.D7" office:value-type="string">
            <text:p text:style-name="P15"/>
          </table:table-cell>
        </table:table-row>
        <table:table-row table:style-name="TableLine93876561054960">
          <table:table-cell table:style-name="Tableau1.A9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93876622437248">
          <table:table-cell table:style-name="Tableau1.A9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3876431629904">
          <table:table-cell table:style-name="Tableau1.A15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Line93876553016016">
          <table:table-cell table:style-name="Tableau1.A1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Line93876561159744">
          <table:table-cell table:style-name="Tableau1.A15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Line93876390883040">
          <table:table-cell table:style-name="Tableau1.A15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Line93876621860096">
          <table:table-cell table:style-name="Tableau1.A15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Line93876621941232">
          <table:table-cell table:style-name="Tableau1.A15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93876535895424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3876571472112">
          <table:table-cell table:style-name="Tableau1.A17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3876621408272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3876553992192">
          <table:table-cell table:style-name="Tableau1.A19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2M11S</meta:editing-duration>
    <meta:editing-cycles>156</meta:editing-cycles>
    <meta:generator>LibreOffice/7.2.1.2$Linux_X86_64 LibreOffice_project/20$Build-2</meta:generator>
    <meta:creation-date>2021-02-11T10:59:54.903285377</meta:creation-date>
    <meta:initial-creator>J Cercy</meta:initial-creator>
    <dc:date>2021-10-10T23:09:22.978541176</dc:date>
    <meta:document-statistic meta:table-count="1" meta:image-count="0" meta:object-count="0" meta:page-count="1" meta:paragraph-count="12" meta:word-count="34" meta:character-count="214" meta:non-whitespace-character-count="192"/>
  </office:meta>
</office:document-meta>
</file>